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be4be" officeooo:paragraph-rsid="000be4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Pragmatic programmer</text:p>
      <text:h text:style-name="Heading_20_1" text:outline-level="1">Todo </text:h>
      <text:p text:style-name="P1">search other pragmatic programer bookshelf → <text:a xlink:type="simple" xlink:href="https://pragprog.com/" text:style-name="Internet_20_link" text:visited-style-name="Visited_20_Internet_20_Link">https://pragprog.com/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7T23:42:58.813450123</meta:creation-date>
    <dc:date>2023-04-08T00:03:12.130770669</dc:date>
    <meta:editing-duration>PT10M3S</meta:editing-duration>
    <meta:editing-cycles>1</meta:editing-cycles>
    <meta:document-statistic meta:table-count="0" meta:image-count="0" meta:object-count="0" meta:page-count="1" meta:paragraph-count="3" meta:word-count="11" meta:character-count="95" meta:non-whitespace-character-count="86"/>
    <meta:generator>LibreOffice/6.4.7.2$Linux_X86_64 LibreOffice_project/40$Build-2</meta:generator>
  </office:meta>
</office:document-meta>
</file>